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820000400E0000380C3C29573C.svm"/>
  <manifest:file-entry manifest:media-type="" manifest:full-path="Pictures/200006BA0000400E0000380CB117AF0D.svm"/>
  <manifest:file-entry manifest:media-type="" manifest:full-path="Pictures/200002EE00005E1F000056A9E742F5F3.svm"/>
  <manifest:file-entry manifest:media-type="" manifest:full-path="Pictures/20000303000062B3000056A97AB4C11C.svm"/>
  <manifest:file-entry manifest:media-type="" manifest:full-path="Pictures/200006960000400E0000380C302FBD51.svm"/>
  <manifest:file-entry manifest:media-type="" manifest:full-path="Pictures/200006CA0000400E0000380CDBFFE3FF.svm"/>
  <manifest:file-entry manifest:media-type="" manifest:full-path="Pictures/200000C100001D0A000012D7CF9BE071.svm"/>
  <manifest:file-entry manifest:media-type="" manifest:full-path="Pictures/200006910000400E0000380CE8FCCB20.svm"/>
  <manifest:file-entry manifest:media-type="" manifest:full-path="Pictures/200006720000400E0000380C531F46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break-before="page"/>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style:style>
    <style:style style:name="T6" style:family="text">
      <style:text-properties officeooo:rsid="0010c282"/>
    </style:style>
    <style:style style:name="T7" style:family="text">
      <style:text-properties officeooo:rsid="00112ea3"/>
    </style:style>
    <style:style style:name="T8" style:family="text">
      <style:text-properties officeooo:rsid="00125745"/>
    </style:style>
    <style:style style:name="T9" style:family="text">
      <style:text-properties officeooo:rsid="00135761"/>
    </style:style>
    <style:style style:name="T10" style:family="text">
      <style:text-properties officeooo:rsid="001441ce"/>
    </style:style>
    <style:style style:name="T11" style:family="text">
      <style:text-properties officeooo:rsid="001549ef"/>
    </style:style>
    <style:style style:name="T12" style:family="text">
      <style:text-properties officeooo:rsid="00160c46"/>
    </style:style>
    <style:style style:name="T13" style:family="text">
      <style:text-properties officeooo:rsid="001786a3"/>
    </style:style>
    <style:style style:name="T14" style:family="text">
      <style:text-properties officeooo:rsid="0018e9d1"/>
    </style:style>
    <style:style style:name="T15" style:family="text">
      <style:text-properties officeooo:rsid="001a3a04"/>
    </style:style>
    <style:style style:name="T16" style:family="text">
      <style:text-properties officeooo:rsid="001ab901"/>
    </style:style>
    <style:style style:name="T17" style:family="text">
      <style:text-properties officeooo:rsid="001abdd9"/>
    </style:style>
    <style:style style:name="T18" style:family="text">
      <style:text-properties officeooo:rsid="001ca3f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418: Final Report</text:p>
      <text:p text:style-name="P4">Parallelization of a KenKen Puzzle Solver</text:p>
      <text:p text:style-name="P4">By: Jonathan Park and Ben Parr</text:p>
      <text:p text:style-name="P4"/>
      <text:p text:style-name="P2">Introduction:</text:p>
      <text:p text:style-name="Standard"><text:span text:style-name="T1"><text:tab/>The KenKen puzzle is a fairly recent type of puzzle that is similar to Sudoku. The problem itself is NP-Complete because a KenKen puzzle is a partial Latin square, which are NP-Complete to solve. The row constraints, column constraints and the block constraints make the problem interesting and non-trivial. The goal of this project is to parallelize a generic (</text:span><text:span text:style-name="T2">n x </text:span><text:span text:style-name="T4">n) KenKen</text:span><text:span text:style-name="T1"> puzzle solver for a shared memory system and to measure its performance. We started by developing a serial version in C using concepts from an existing solution written in Python. Our final serial version used a depth-first search algorithm that pruned branches using the row, column, and block constraints. After creating the serial version, we then parallelized the algorithm using OpenMP. The final parallel version used distributed job-queues to simulate a breadth-first search on all processors. Both versions were run and timed on Blacklight and Pople. As far as we know, there has been no other attempts to measure the performance of a parallelized KenKen solver. Thus, our project provides a small contribution to analysis techniques of parallelized NP-Complete problem solvers.</text:span></text:p>
      <text:p text:style-name="P3"/>
      <text:p text:style-name="P1">Algorithmic Design/Approach:</text:p>
      <text:p text:style-name="P3"><text:tab/>We began the development of our serial solution by first understanding an existing solution called NekNek. From this solution, we developed a format for representing a problem that was similar to the representation used by NekNek except for a slight modification to improve scalability. In retrospect, this was an unnecessary modification because problems would seldom exceed <text:span text:style-name="T3">N</text:span>=15. From an algorithmic perspective, we learned about the notion of constraints and how to restrict a cell's possible values using the constraints. </text:p>
      <text:p text:style-name="P3"><text:tab/>The basic setup of the solver involved two primary abstractions. One was the cells of the actual puzzle, and the other was the constraints. A cell was a container that stored a value and a constraint was a container <text:span text:style-name="T7">of</text:span><text:span text:style-name="T6"> </text:span>a list of cells and possible values for those cells. Each cell was a part of two line constraints (one for row and one for column), and one block constraint (e.g. sum, minus, multiply, <text:span text:style-name="T8">divide</text:span>). The possible values for a cell <text:span text:style-name="T9">was</text:span> the intersection of the possible values for its three constraints. The first iteration of our serial solver was a simple depth-first search with naïve implementations of constraint updates. A step in the search first found the next cell to fill by looking at the total number of possible values for a cell. The cell with the lowest number of possible values was considered the “tightest cell” and was chosen as the next cell to fill. A cell with zero possible values meant that the solver reached an impossible state and must backtrack. However, if there were more than one possible value, the search then branched along the possible values. When setting a cell's value, the cell's constraints were also updated to narrow the possibilities of the remaining cells. This process continued until all cells were set. The final serial version also followed this algorithm, but significantly optimized the implementation, especially the transition between states.</text:p>
      <text:p text:style-name="P3"><text:tab/>Our initial idea for parallelizing the serial algorithm was to run the serial algorithm until we reached a cell with multiple possibilities and then have separate processes to go down each branch. We concluded that given OpenMP's interface, this idea was too difficult to control and maintain but the idea was probably the most ideal. Therefore, we opted for a simpler version to start that was very similar to our serial version.</text:p>
      <text:p text:style-name="P3"><text:tab/>Our initial implementation introduced the notion of jobs and job<text:span text:style-name="T10">-</text:span>queues. We defined a job to be a partially completed puzzle of length N<text:span text:style-name="T5">2</text:span>/2. Each job was represented as a sequence of cell assignments. Our job<text:span text:style-name="T11">-</text:span>queue also had a fixed size of N<text:span text:style-name="T5">2</text:span>. Our algorithm dedicated one processor to fill a single global job<text:span text:style-name="T12">-</text:span>queue. If the job<text:span text:style-name="T13">-</text:span>queue was full, the processor would spin wait until spots became available. This already limited our speedup to a theoretical maximum of 31x on 32 processors, but it <text:soft-page-break/>was acceptable since this was only the first iteration, and our goal was only to reach 24x speedup on 32 processors. The algorithm to find jobs was exactly the same as solving the actual puzzle. The only difference was in the ending condition, because jobs had a fixed size. When the processor set values for half the cells, it added the job to the queue and backtracked to find more. After filling all possible jobs, the processor would then join the worker processors and help complete the remaining jobs. All worker processors would first obtain a job from the job<text:span text:style-name="T14">-</text:span>queue and then set up their problem state by reapplying the steps stored in the job. Afterwards, they all ran the same serial solver on the partially solved KenKen puzzle. If a processor found a solution, it would print the solution and notify all other processors that a solution has been found. If a processor d<text:span text:style-name="T15">id</text:span>n't find a solution, it reset its problem state and proceeded with another job. This version was very similar to our serial version because it also used a depth first search and searched possibilities in the same order. However, this wasn't a very effective algorithm because it did a lot more work to find and setup jobs which hurt our performance.</text:p>
      <text:p text:style-name="P3"><text:tab/>After we tested the initial version, we optimized to improve both consistency (see later section) and performance. The first improvement we made was shortening the length of the jobs. We observed that jobs with half the cells set completed too quickly, which created high contention for the job queue and ultimately slowed down the overall algorithm. Next, we worked to make all processors try to solve the puzzle instead of dedicating one to find jobs. To accomplish this, we changed the global job<text:span text:style-name="T16">-</text:span>queue to a distributed model with task stealing. Each processor had its own job<text:span text:style-name="T16">-</text:span>queue that it filled. This removed the need for a single processor dedicated to filling the global queue. The algorithm started by having one processor start working and creating jobs while all others stole their first tasks from the original processor. Afterwards, when a processor reached a cell with multiple possibilities, it added jobs to the queue associated with the possibilities if there were spots available in the queue. The jobs were allowed to have variable length. This behavior simulated a breadth-first search. The motivation for a breadth-first search over a depth-first search was to have processors go down different paths to test a wide variety of possibilities. In addition, we believed a breadth-first search implementation is capable of achieving super-linear speedups because it checked solutions in a different order than the serial version. This version had no heuristic to gracefully exit when no solution can be found and thus will spin forever. To handle this issue, we added the assumption that this edge-case would not occur during our project because we were only interested in, and would only test, puzzles with solutions (see experimental setup). Thus, this bug remained in our final version.</text:p>
      <text:p text:style-name="P3"><text:tab/>The final parallel optimization was for job creation. Our original job creator basically took in a job and filled in the value of the next cell. Therefore, it created x sub-jobs, where x is the number of possible values for the next filled cell. The original job was then dequeued, and the sub-jobs were enqueued. Since the original job was partitioned into sub-jobs, the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3"><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3"><text:soft-page-break/></text:p>
      <text:p text:style-name="P1">Performance Measurement Design/Approach:</text:p>
      <text:p text:style-name="P3"><text:tab/>The main surprise from the first iteration of our serial solver was the discovery of highly variant solving times. Our initial assumption was that solving times grew as problem size grew. Thus, we intended to measure the performance of our solver on problems of various size. However, after the first iteration of a serial solver, it was clear that puzzles of the same size had highly variable solving times. For example, the solver could complete several 10x10 complete almost instantaneously, but struggle to complete other 10x10 puzzles even after an hour of computation. This lead us to measure our performance based on the times from a set of problems. </text:p>
      <text:p text:style-name="P3"><text:tab/>We considered using problems available to us from the official KenKen website. However, our serial solver was able to solve 372 of these puzzles in under 5 seconds. We believe the difficulty level of the problems was intentionally low to make it easier for humans to solve. Thus, we had to rely on our own puzzle-generating script that we wrote using Python. Thus, after finalizing our serial algorithm, we selected five problems that took a non-negligible amount of time to complete and decided to measure the speedup of our parallel algorithm against these five puzzles. We selected these five problems prior to the development of the parallel algorithm and thus, we did not hand select problems that just showed good speedup. </text:p>
      <text:p text:style-name="P3"><text:tab/>When testing our initial parallel version, we noticed that time speedups varied greatly per puzzle. Some puzzles had a 27x speedup while others exhibited almost no speedup at all. This is because the program terminate<text:span text:style-name="T17">d</text:span> as soon as it f<text:span text:style-name="T17">ound</text:span> a solution, and therefore, the time the program takes depend<text:span text:style-name="T18">ed</text:span> heavily on the initial guesses. We considered several different solutions to overcome this variability. One solution was to find a larger number of substantial problems and take the average speedup to account for the inconsistency. The problem with this idea was the difficulty of finding puzzles that is solvable by the serial version in a reasonable amount of time. An alternate possibility would have been to use the time it takes to find all possible solutions. The benefit of this strategy was that both the serial and parallel versions would do the same amount of work which would allow for greater consistency in the time speedups across puzzles. However, from our tests, we were unable to get any puzzle to complete within 2 hours when we had the serial solver run to find all solutions. Therefore, we chose to go a different route.</text:p>
      <text:p text:style-name="P3"><text:tab/>We decided to create a new metric for measuring the performance of a parallel algorithm. This new metric attempted to measure the amount of work a processor completes before terminating. We implemented this by counting how many nodes a processor visits per second. A node was defined as a step in the solving algorithm while a processor worked on a job. In other words, when a processor set the value of a cell and updated the constraints, it made a step. We incorporated this metric calculation into our program and observed a no slowdown from the additional work. Thus, it remained in our final versions for both the serial and parallel versions.</text:p>
      <text:p text:style-name="P3"/>
      <text:p text:style-name="P1">Experimental Setup:</text:p>
      <text:p text:style-name="P3"><text:tab/>We used our puzzle generating script to create many puzzles. We ran our serial solver against all of them and found five puzzles that finished after a substantial amount of time. The first puzzle took the shortest amount of time, taking a total of 20 minutes to complete. The second, third and fourth puzzles all took around 30 minutes to complete. The final puzzle took around 65 minutes to complete. These puzzles and their solutions are available to view on our website. In addition, we also created a verification script, to check a solution given by our program. The puzzles were generated using a single solution, but multiple solutions per puzzle were allowed. </text:p>
      <text:p text:style-name="P3"><text:tab/>Both our serial and parallel versions measure total time, computation time, and nodes per second and then output them once a solution is found. We wrote scripts to submit jobs to both the Blacklight and Pople supercomputers. The parallel code was run for P=2, 4, 8, 16, 24 and 32. The output from the supercomputer jobs were parsed using a script for simpler evaluation and then graphed <text:soft-page-break/>for visual comparison.</text:p>
      <text:p text:style-name="P3"><text:tab/>These solvers, jobs and scripts are all available in our code available on our site, and just require a system supporting OpenMP and Python to run. The README.txt in our code base explains how to run them.</text:p>
      <text:p text:style-name="P3"/>
      <text:p text:style-name="P1">Experimental Evaluation:</text:p>
      <text:p text:style-name="P3"><text:tab/>In order to gather data, we used five different test puzzles. These puzzles were chosen based 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p>
      <text:p text:style-name="P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ial guesses. So, Puzzle 2 with 8 processors had very good initial guesses, and therefore found a solution almost immediately. The parallel version for Puzzle 4 did not see good time speedups because the serial version had very good initial guesses and therefore caused a fast base time. Clearly from our data, time speedup was not sufficient for analysis.</text:p>
      <text:p text:style-name="P3"><draw:frame draw:style-name="fr1" draw:name="graphics2" text:anchor-type="paragraph" svg:x="3.7453in" svg:y="0.1709in" svg:width="3.5in" svg:height="3.0598in" draw:z-index="1"><draw:image xlink:href="Pictures/200006BA0000400E0000380CB117AF0D.svm" xlink:type="simple" xlink:show="embed" xlink:actuate="onLoad"/></draw:frame><text:tab/></text:p>
      <text:p text:style-name="P3"><draw:frame draw:style-name="fr1" draw:name="graphics1" text:anchor-type="paragraph" svg:x="-0.25in" svg:y="0in" svg:width="3.6in" svg:height="3.15in" draw:z-index="0"><draw:image xlink:href="Pictures/200006CA0000400E0000380CDBFFE3FF.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graphics3" text:anchor-type="paragraph" svg:x="-0.1957in" svg:y="0.0516in" svg:width="3.5in" svg:height="3.05in" draw:z-index="3"><draw:image xlink:href="Pictures/200006820000400E0000380C3C29573C.svm" xlink:type="simple" xlink:show="embed" xlink:actuate="onLoad"/></draw:frame><draw:frame draw:style-name="fr3" draw:name="graphics4" text:anchor-type="paragraph" svg:x="3.5043in" svg:y="0.1091in" svg:width="3.5in" svg:height="3.05in" draw:z-index="2"><draw:image xlink:href="Pictures/200006720000400E0000380C531F46EA.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In order to overcome the inconsistency with time speedup, we introduced an additional metric which we called node speedup. We noticed significantly more consistent speedup calculations when using this metric. For example, Puzzle 2 on Blacklight had ~3.8x speedup for 4 processors, ~7.5x for 8 processors, and ~14.65 for 16 processors. Compared to the results from before, this was a huge improvement. Puzzle 4 also experienced a similar improvement in consistency. Below are the graphs associated with the node-speedups for both Blacklight and Pople.</text:p>
      <text:p text:style-name="P3"><draw:frame draw:style-name="fr4" draw:name="graphics5" text:anchor-type="paragraph" svg:x="0.9626in" svg:y="0.2146in" svg:width="5in" svg:height="4.3799in" draw:z-index="4"><draw:image xlink:href="Pictures/200006960000400E0000380C302FBD51.svm" xlink:type="simple" xlink:show="embed" xlink:actuate="onLoad"/></draw:frame></text:p>
      <text:p text:style-name="P3"><text:soft-page-break/></text:p>
      <text:p text:style-name="P3"><draw:frame draw:style-name="fr4" draw:name="graphics6" text:anchor-type="paragraph" svg:x="0.8902in" svg:y="-0.0134in" svg:width="5in" svg:height="4.3799in" draw:z-index="5"><draw:image xlink:href="Pictures/200006910000400E0000380CE8FCCB20.svm" xlink:type="simple" xlink:show="embed" xlink:actuate="onLoad"/></draw:frame><text:tab/>Using the new node-speedup metric, we successfully reached our 100% goal of achieving a 30x speedup with 32 processors. When we take the average speedup between both Blacklight and Pople, we obtain an average speedup of 30.145x speedup. </text:p>
      <text:p text:style-name="P3"/>
      <text:p text:style-name="P3"><draw:frame draw:style-name="fr5" draw:name="graphics7" text:anchor-type="paragraph" svg:y="0.1181in" svg:width="2.9272in" svg:height="1.8984in" draw:z-index="6"><draw:image xlink:href="Pictures/200000C100001D0A000012D7CF9BE071.svm" xlink:type="simple" xlink:show="embed" xlink:actuate="onLoad"/></draw:frame></text:p>
      <text:p text:style-name="P3"><text:tab/></text:p>
      <text:p text:style-name="P1">Surprises and Lessons Learned:</text:p>
      <text:p text:style-name="P3"><text:tab/>The biggest surprise during this project was the highly variable completion times for puzzles, both for the serial version and the parallel version. We were particularly surprised by the wide range of speedups the parallel version achieved for just 5 puzzles. Specifically, the parallel version sometimes varied over 200x for different processor amounts on the same input puzzle. In retrospect, the high variation is reasonable and should have been expected.</text:p>
      <text:p text:style-name="P3"><text:tab/>From this surprise, we learned that there are alternative ways to compare performance between <text:soft-page-break/>serial and parallel versions other than purely time. For example, the alternative we chose for this project was the amount of work done. We decided to use the total work done by processors as well as the time it took for solving the puzzle. This proved to be more reliable because the parallel version could take the same amount of time as a serial version to find a solution, but consider 32x more possibilities. </text:p>
      <text:p text:style-name="P3"><text:tab/>In general, we learned that problems with a varying amount of work can give unpredictable results. For these types of problems, we learned how to find additional metrics that can reliably compare performance between serial and parallel versions.</text:p>
      <text:p text:style-name="P3"/>
      <text:p text:style-name="P1">Conclusions and Future Work:</text:p>
      <text:p text:style-name="P1"><text:span text:style-name="T1"><text:tab/></text:span><text:span text:style-name="T1">We conclude that our parallel implementation successfully achieved an average 30x speedup </text:span><text:span text:style-name="T1">with the </text:span><text:span text:style-name="T1">node</text:span><text:span text:style-name="T1"> metric</text:span><text:span text:style-name="T1"> across all input </text:span><text:span text:style-name="T1">puzzles</text:span><text:span text:style-name="T1"> on both Blacklight and Pople. </text:span><text:span text:style-name="T1">Our proposed metric for measuring the speedups also successfully made the results more consisten</text:span><text:span text:style-name="T1">t</text:span><text:span text:style-name="T1">. </text:span></text:p>
      <text:p text:style-name="P1"><text:span text:style-name="T1"><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1">An alternative algorithm may be necessary </text:span><text:span text:style-name="T1">to achieve this. </text:span></text:p>
      <text:p text:style-name="P3"><text:tab/>In addition, it would be interesting to compare the speedups between a message-passing implementation of a parallel KenKen solver and our shared-memory implementation. A message-passing solver may work well since there is very little communication between processors during the computation. As soon as a processor received its first job, its work was almost entirely independent of the work of other processors. However, there are down-sides in the initial and ending stages of a message-passing implementation. </text:p>
      <text:p text:style-name="P1"><text:span text:style-name="T1"><text:tab/></text:span><text:span text:style-name="T1">An interesting extension or spin-off from our project</text:span><text:span text:style-name="T1"> would be to create a parallel KenKen puzzle generator with a unique solution. </text:span><text:span text:style-name="T1">We did not restrict our generator to finding purely puzzles with </text:span><text:span text:style-name="T1">a single unique solution. </text:span><text:span text:style-name="T1">This was largely for the simplification of the generating script, </text:span><text:span text:style-name="T1">but adding this restriction may create an interesting project, </text:span><text:span text:style-name="T1">especially when the problem sizes become extremely large.</text:span></text:p>
      <text:p text:style-name="P3"/>
      <text:p text:style-name="P3"/>
      <text:p text:style-name="P1">Distribution of Total Grade</text:p>
      <text:p text:style-name="P3"><text:tab/>We both worked equally on this project, and so credit should be split 50%-50%.</text:p>
      <text:p text:style-name="P5"/>
      <text:p text:style-name="P1">Appendix: All data</text:p>
      <text:p text:style-name="P3"/>
      <text:p text:style-name="P3"><draw:frame draw:style-name="fr6" draw:name="graphics8" text:anchor-type="paragraph" svg:width="6.9252in" svg:height="6.0799in" draw:z-index="7"><draw:image xlink:href="Pictures/20000303000062B3000056A97AB4C11C.svm" xlink:type="simple" xlink:show="embed" xlink:actuate="onLoad"/></draw:frame></text:p>
      <text:p text:style-name="P3"/>
      <text:p text:style-name="P5"/>
      <text:p text:style-name="P3"><draw:frame draw:style-name="fr6" draw:name="graphics9" text:anchor-type="paragraph" svg:width="6.9252in" svg:height="6.3756in" draw:z-index="8"><draw:image xlink:href="Pictures/200002EE00005E1F000056A9E742F5F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4T05:05:12</dc:date>
    <dc:creator>jaesung </dc:creator>
    <meta:editing-duration>PT50H03M33S</meta:editing-duration>
    <meta:editing-cycles>411</meta:editing-cycles>
    <meta:document-statistic meta:table-count="0" meta:image-count="9" meta:object-count="0" meta:page-count="9" meta:paragraph-count="41" meta:word-count="3079" meta:character-count="18705"/>
  </office:meta>
</office:document-meta>
</file>